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20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table:formula="of:=SUM([.L4:.L6])" office:value-type="float" office:value="100000" calcext:value-type="float">
            <text:p>10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18950" calcext:value-type="float">
            <text:p>1189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8:30:45.491400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07T18:36:04.789484545</dc:date>
    <meta:editing-duration>P12DT3H20M25S</meta:editing-duration>
    <meta:editing-cycles>3563</meta:editing-cycles>
    <meta:generator>LibreOffice/4.2.6.3$Linux_X86_64 LibreOffice_project/420m0$Build-3</meta:generator>
    <meta:document-statistic meta:table-count="22" meta:cell-count="10306" meta:object-count="0"/>
  </office:meta>
</office:document-meta>
</file>